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lderGateKeeperImpl.create( int holds_fo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lderGateKeeperImpl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lderGateKeeperImpl.fre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lderGateKeeperImpl.renameTo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GateKeeperImpl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lderGateKeeperImpl.renameTo( Folder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lderGateKeeperImpl.getFol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lderGateKeeperImpl.getUs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GateKeeperImpl.FolderGateKeeperImpl( FolderInterface folder , StoreGateKeeper storeGateKee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lderGateKeeperImpl.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GateKeeperImpl.getOpenFol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